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HTMLPreformatted" style:family="paragraph">
      <style:paragraph-properties style:vertical-align="top"/>
    </style:style>
    <style:style style:name="P5" style:parent-style-name="HTMLPreformatted" style:family="paragraph">
      <style:paragraph-properties style:vertical-align="top"/>
    </style:style>
    <style:style style:name="P6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7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8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9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10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11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" style:parent-style-name="ListParagraph" style:list-style-name="LFO1" style:family="paragraph">
      <style:paragraph-properties fo:line-height="105%"/>
    </style:style>
    <style:style style:name="P13" style:parent-style-name="Normal" style:family="paragraph">
      <style:text-properties fo:font-weight="bold" style:font-weight-asian="bold"/>
    </style:style>
    <style:style style:name="P14" style:parent-style-name="ListParagraph" style:list-style-name="LFO1" style:family="paragraph">
      <style:paragraph-properties fo:line-height="105%"/>
    </style:style>
    <style:style style:name="P15" style:parent-style-name="ListParagraph" style:list-style-name="LFO1" style:family="paragraph"/>
  </office:automatic-styles>
  <office:body>
    <office:text text:use-soft-page-breaks="true">
      <text:p text:style-name="P1">T.Moore</text:p>
      <text:p text:style-name="Normal">2.7.19</text:p>
      <text:p text:style-name="Normal">Notes taken from webpage:<text:s/><text:a xlink:href="http://wiki.seeedstudio.com/Grove-Relay/" office:target-frame-name="_top" xlink:show="replace"><text:span text:style-name="Hyperlink">http://wiki.seeedstudio.com/Grove-Relay/</text:span></text:a></text:p>
      <text:p text:style-name="Normal"><text:a xlink:href="https://www.seeedstudio.com/Grove-Relay-p-769.html" office:target-frame-name="_top" xlink:show="replace"><text:span text:style-name="Hyperlink">https://www.seeedstudio.com/Grove-Relay-p-769.html</text:span></text:a></text:p>
      <text:p text:style-name="Normal"/>
      <text:p text:style-name="Normal">Home Control Center Video Link:<text:s/><text:a xlink:href="https://youtu.be/5oh4NQDrPY4" office:target-frame-name="_top" xlink:show="replace"><text:span text:style-name="Hyperlink">https://youtu.be/5oh4NQDrPY4</text:span></text:a></text:p>
      <text:p text:style-name="Normal">Relay<text:s/>is controlled digitally.</text:p>
      <text:p text:style-name="Normal"><text:s/>I need to purchase the V1.2 version which accepts 3v as an input control signal.</text:p>
      <text:p text:style-name="Normal">GIT Project Directory:<text:s/><text:a xlink:href="https://github.com/Seeed-Studio/grove.py" office:target-frame-name="_top" xlink:show="replace"><text:span text:style-name="Hyperlink">https://github.com/Seeed-Studio/grove.py</text:span></text:a></text:p>
      <text:p text:style-name="P2"/>
      <text:p text:style-name="P3">Grove Relay Library Setup</text:p>
      <text:p text:style-name="Normal">Relay input is connected to port 12 of the base hat.</text:p>
      <text:p text:style-name="P4">Step1: Setting up software on RPI…<text:s/></text:p>
      <text:p text:style-name="P5"/>
      <text:p text:style-name="P6">$$ curl -sL https://github.com/Seeed-Studio/grove.py/raw/master/install.sh | sudo bash -s -</text:p>
      <text:p text:style-name="Normal"/>
      <text:p text:style-name="Normal">Step2:</text:p>
      <text:p text:style-name="Normal">If everything goes well you should get:</text:p>
      <text:p text:style-name="P7">Successfully installed grove.py-0.5</text:p>
      <text:p text:style-name="P8">#######################################################</text:p>
      <text:p text:style-name="P9">Lastest Grove.py from github install complete <text:s text:c="2"/>!!!!!</text:p>
      <text:p text:style-name="P10">#######################################################</text:p>
      <text:p text:style-name="Normal"/>
      <text:p text:style-name="Normal">Step3:<text:s/></text:p>
      <text:p text:style-name="Normal">Download the source file by cloning the grove.py library.</text:p>
      <text:p text:style-name="Normal">$$ cd ~</text:p>
      <text:p text:style-name="Normal">$$ git clone https://github.com/Seeed-Studio/grove.py</text:p>
      <text:p text:style-name="P11">Usage</text:p>
      <text:list text:style-name="LFO1" text:continue-numbering="true">
        <text:list-item>
          <text:p text:style-name="P12">To use the grove modules, type..</text:p>
        </text:list-item>
      </text:list>
      <text:p text:style-name="ListParagraph">$$ grove &lt;TAB&gt; to see the supported grove list of modules. <text:s/>For example:</text:p>
      <text:p text:style-name="ListParagraph">pi@raspberrypi:~$ grove_</text:p>
      <text:soft-page-break/>
      <text:p text:style-name="ListParagraph">grove_3_axis_compass_bmm150 <text:s text:c="7"/>grove_i2c_color_sensor_v2 <text:s text:c="9"/>grove_mini_pir_motion_sensor <text:s text:c="6"/>grove_rotary_angle_sensor <text:s text:c="9"/>grove_temperature_sensor</text:p>
      <text:p text:style-name="ListParagraph">grove_4_digit_display <text:s text:c="13"/>grove_i2c_motor_driver <text:s text:c="12"/>grove_moisture_sensor <text:s text:c="13"/>grove_ryb_led_button <text:s text:c="14"/>grove_thumb_joystick</text:p>
      <text:p text:style-name="ListParagraph">grove_air_quality_sensor_v1_3 <text:s text:c="5"/>grove_lcd_1.2inches <text:s text:c="15"/>grove_oled_display_128x64 <text:s text:c="9"/>grove_servo <text:s text:c="23"/>grove_tilt_switch</text:p>
      <text:p text:style-name="ListParagraph">grove_button <text:s text:c="22"/>grove_led <text:s text:c="25"/>grove_piezo_vibration_sensor <text:s text:c="6"/>grove_slide_potentiometer <text:s text:c="9"/>grove_touch_sensor</text:p>
      <text:p text:style-name="ListParagraph">grove_collision_sensor <text:s text:c="12"/>grove_light_sensor_v1_2 <text:s text:c="11"/>grove_pwm_buzzer <text:s text:c="18"/>grove_sound_sensor <text:s text:c="16"/>grove_ultrasonic_ranger</text:p>
      <text:p text:style-name="ListParagraph">grove_gesture_sensor <text:s text:c="14"/>grove_loudness_sensor <text:s text:c="13"/>grove_recorder_v3_0 <text:s text:c="15"/>grove_switch <text:s text:c="22"/>grove_water_sensor</text:p>
      <text:p text:style-name="ListParagraph">grove_high_accuracy_temperature <text:s text:c="3"/>grove_mech_keycap <text:s text:c="17"/>grove_relay <text:s text:c="23"/>grove_temperature_humidity_sensor <text:s/></text:p>
      <text:p text:style-name="ListParagraph">pi@raspberrypi:~$ grove_</text:p>
      <text:p text:style-name="ListParagraph"/>
      <text:p text:style-name="P13">Temp &amp; Humidity Sensor Pro Usage (With Grove Base Hat for Raspberry Pi) :</text:p>
      <text:list text:style-name="LFO1" text:continue-numbering="true">
        <text:list-item>
          <text:p text:style-name="P14">python grove_relay.py &lt;pin #&gt;</text:p>
        </text:list-item>
      </text:list>
      <text:p text:style-name="ListParagraph">Example:</text:p>
      <text:p text:style-name="ListParagraph">$$ cd grove.py/grove</text:p>
      <text:p text:style-name="ListParagraph">$$<text:s/>python grove_relay.py 12<text:s/></text:p>
      <text:p text:style-name="ListParagraph">(pin 12 is used)</text:p>
      <text:list text:style-name="LFO1" text:continue-numbering="true">
        <text:list-item>
          <text:p text:style-name="P15">The main() code in<text:s/>grove_relay.py code needs to be modified. <text:s/>It currently drives the relay and onboard led on then off to stop the relay/led from continuous switching/blinking.<text:s text:c="2"/>Prob want to remove main() code and use it in my main code for project.</text:p>
        </text:list-item>
      </text:list>
      <text:p text:style-name="ListParagraph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" style:display-name="n" style:family="text" style:parent-style-name="DefaultParagraphFont"/>
    <style:style style:name="o" style:display-name="o" style:family="text" style:parent-style-name="DefaultParagraphFont"/>
    <style:style style:name="p" style:display-name="p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cmoore</meta:initial-creator>
    <dc:creator>tcmoore</dc:creator>
    <meta:creation-date>2019-02-06T15:16:00Z</meta:creation-date>
    <dc:date>2019-02-07T20:10:00Z</dc:date>
    <meta:template xlink:href="Normal.dotm" xlink:type="simple"/>
    <meta:editing-cycles>17</meta:editing-cycles>
    <meta:editing-duration>PT4500S</meta:editing-duration>
    <meta:document-statistic meta:page-count="2" meta:paragraph-count="5" meta:word-count="431" meta:character-count="2885" meta:row-count="20" meta:non-whitespace-character-count="2459"/>
  </office:meta>
</office:document-meta>
</file>